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21-05-1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6424" calcext:value-type="float">
            <text:p>161.1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20-06-23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29656" calcext:value-type="float">
            <text:p>158.0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20-04-1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0112" calcext:value-type="float">
            <text:p>158.6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20-01-0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3432" calcext:value-type="float">
            <text:p>158.5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9-10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9-07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9-04-2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15744" calcext:value-type="float">
            <text:p>167.1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9-01-30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036" calcext:value-type="float">
            <text:p>166.7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11-2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51736" calcext:value-type="float">
            <text:p>167.0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10-02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71776" calcext:value-type="float">
            <text:p>167.3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08-0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53488" calcext:value-type="float">
            <text:p>167.3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06-1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49272" calcext:value-type="float">
            <text:p>167.1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04-23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57248" calcext:value-type="float">
            <text:p>166.9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8-03-22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5328" calcext:value-type="float">
            <text:p>166.8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7-12-08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75208" calcext:value-type="float">
            <text:p>165.8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7-10-2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6504" calcext:value-type="float">
            <text:p>165.5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7-09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34544" calcext:value-type="float">
            <text:p>165.1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7-08-0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9448" calcext:value-type="float">
            <text:p>165.5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7-04-0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2436" calcext:value-type="float">
            <text:p>164.4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6-12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6-10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8816" calcext:value-type="float">
            <text:p>162.7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6-08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1032" calcext:value-type="float">
            <text:p>162.1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6-03-2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7288" calcext:value-type="float">
            <text:p>159.6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6-01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336" calcext:value-type="float">
            <text:p>160.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5-08-2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5-05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872" calcext:value-type="float">
            <text:p>168.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5-02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824" calcext:value-type="float">
            <text:p>168.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4-10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8088" calcext:value-type="float">
            <text:p>169.8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4-03-27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5008" calcext:value-type="float">
            <text:p>171.8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3-12-2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36968" calcext:value-type="float">
            <text:p>172.3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3-10-2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93584" calcext:value-type="float">
            <text:p>172.6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3-06-06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54088" calcext:value-type="float">
            <text:p>172.1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3-03-2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996" calcext:value-type="float">
            <text:p>171.1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3-02-0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2328" calcext:value-type="float">
            <text:p>171.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2-12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06288" calcext:value-type="float">
            <text:p>170.7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2-09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2304" calcext:value-type="float">
            <text:p>170.0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2-05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1704" calcext:value-type="float">
            <text:p>169.0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1-12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9768" calcext:value-type="float">
            <text:p>168.0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1-09-2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81376" calcext:value-type="float">
            <text:p>167.9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1-07-1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36312" calcext:value-type="float">
            <text:p>170.1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1-05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21272" calcext:value-type="float">
            <text:p>171.7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1-02-1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2944" calcext:value-type="float">
            <text:p>171.3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12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87288" calcext:value-type="float">
            <text:p>171.0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10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5564" calcext:value-type="float">
            <text:p>170.8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08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7808" calcext:value-type="float">
            <text:p>171.4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06-16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6032" calcext:value-type="float">
            <text:p>175.5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04-1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92432" calcext:value-type="float">
            <text:p>177.1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10-01-2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88344" calcext:value-type="float">
            <text:p>176.4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9-11-1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7112" calcext:value-type="float">
            <text:p>176.5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9-05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8-10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748" calcext:value-type="float">
            <text:p>179.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8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7-09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9992" calcext:value-type="float">
            <text:p>180.5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7-08-1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5024" calcext:value-type="float">
            <text:p>180.4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7-07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7-05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8096" calcext:value-type="float">
            <text:p>179.8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7-04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9484" calcext:value-type="float">
            <text:p>179.6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6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0352" calcext:value-type="float">
            <text:p>179.6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6-10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2052" calcext:value-type="float">
            <text:p>179.4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6-06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42112" calcext:value-type="float">
            <text:p>178.4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6-01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8544" calcext:value-type="float">
            <text:p>178.0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10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4704" calcext:value-type="float">
            <text:p>177.8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07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1536" calcext:value-type="float">
            <text:p>176.8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05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76864" calcext:value-type="float">
            <text:p>176.0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03-1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886" calcext:value-type="float">
            <text:p>175.4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02-1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7536" calcext:value-type="float">
            <text:p>175.3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5-01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14" calcext:value-type="float">
            <text:p>175.0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10-1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69984" calcext:value-type="float">
            <text:p>174.3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08-2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5124" calcext:value-type="float">
            <text:p>173.7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07-1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788" calcext:value-type="float">
            <text:p>173.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04-1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7964" calcext:value-type="float">
            <text:p>172.3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04-1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91832" calcext:value-type="float">
            <text:p>172.3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4-01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6616" calcext:value-type="float">
            <text:p>171.8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3-11-19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3-10-02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7392" calcext:value-type="float">
            <text:p>171.1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3-07-3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9656" calcext:value-type="float">
            <text:p>170.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2-12-05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8888" calcext:value-type="float">
            <text:p>168.6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2-06-1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0016" calcext:value-type="float">
            <text:p>168.5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2-02-0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1-10-0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16328" calcext:value-type="float">
            <text:p>167.2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1-06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6936" calcext:value-type="float">
            <text:p>166.7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1-03-14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9256" calcext:value-type="float">
            <text:p>166.2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12-0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10-0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7616" calcext:value-type="float">
            <text:p>164.5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08-28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07-14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8832" calcext:value-type="float">
            <text:p>163.6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05-24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1632" calcext:value-type="float">
            <text:p>163.1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03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3328" calcext:value-type="float">
            <text:p>162.2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2000-01-2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544" calcext:value-type="float">
            <text:p>161.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12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0976" calcext:value-type="float">
            <text:p>160.9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10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07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796" calcext:value-type="float">
            <text:p>162.7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07-14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04-27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2104" calcext:value-type="float">
            <text:p>164.6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9-02-0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2752" calcext:value-type="float">
            <text:p>164.5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8-10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7888" calcext:value-type="float">
            <text:p>164.4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8-07-3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8-04-2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8-02-06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12-03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10-01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9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884" calcext:value-type="float">
            <text:p>162.1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8-1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3536" calcext:value-type="float">
            <text:p>162.4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7-11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568" calcext:value-type="float">
            <text:p>163.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6-0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1224" calcext:value-type="float">
            <text:p>165.2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4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3-0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2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9112" calcext:value-type="float">
            <text:p>165.8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7-01-0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6064" calcext:value-type="float">
            <text:p>165.8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12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11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928" calcext:value-type="float">
            <text:p>165.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10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0744" calcext:value-type="float">
            <text:p>165.2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8-0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13536" calcext:value-type="float">
            <text:p>166.2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7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476" calcext:value-type="float">
            <text:p>167.6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6-0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3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7024" calcext:value-type="float">
            <text:p>169.7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1-0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6064" calcext:value-type="float">
            <text:p>169.6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6-01-08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32096" calcext:value-type="float">
            <text:p>169.9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12-0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10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73144" calcext:value-type="float">
            <text:p>169.1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08-1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1744" calcext:value-type="float">
            <text:p>170.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06-23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04224" calcext:value-type="float">
            <text:p>174.0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05-1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30944" calcext:value-type="float">
            <text:p>174.4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1992" calcext:value-type="float">
            <text:p>174.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12-2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6752" calcext:value-type="float">
            <text:p>174.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6084" calcext:value-type="float">
            <text:p>174.3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08-04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7984" calcext:value-type="float">
            <text:p>173.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04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12656" calcext:value-type="float">
            <text:p>174.4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03-3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1324" calcext:value-type="float">
            <text:p>174.5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6752" calcext:value-type="float">
            <text:p>174.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4-0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1324" calcext:value-type="float">
            <text:p>174.5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10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1024" calcext:value-type="float">
            <text:p>175.0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7-1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0224" calcext:value-type="float">
            <text:p>176.2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6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7544" calcext:value-type="float">
            <text:p>176.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5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0884" calcext:value-type="float">
            <text:p>177.4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4-1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5016" calcext:value-type="float">
            <text:p>178.0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2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97816" calcext:value-type="float">
            <text:p>177.5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1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3-01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48464" calcext:value-type="float">
            <text:p>177.4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12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81408" calcext:value-type="float">
            <text:p>177.3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10-2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8944" calcext:value-type="float">
            <text:p>174.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10-0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6224" calcext:value-type="float">
            <text:p>174.7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9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0872" calcext:value-type="float">
            <text:p>179.9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7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50016" calcext:value-type="float">
            <text:p>176.1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7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4424" calcext:value-type="float">
            <text:p>175.6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5-0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904" calcext:value-type="float">
            <text:p>175.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92-05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6441031838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91" meta:object-count="0"/>
    <meta:user-defined meta:name="AppVersion">3.0</meta:user-defined>
  </office:meta>
</office:document-meta>
</file>